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39d" officeooo:paragraph-rsid="001c039d"/>
    </style:style>
    <style:style style:name="P2" style:family="paragraph" style:parent-style-name="Standard">
      <style:text-properties officeooo:rsid="001da1ec" officeooo:paragraph-rsid="001da1ec"/>
    </style:style>
    <style:style style:name="T1" style:family="text">
      <style:text-properties officeooo:rsid="001da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rd design</text:p>
      <text:p text:style-name="P1">48 Tiles (consist of coins, power ups and penalty tiles)</text:p>
      <text:p text:style-name="P1">2 short cuts (10 tiles each)</text:p>
      <text:p text:style-name="P1"/>
      <text:p text:style-name="P1">Rules</text:p>
      <text:p text:style-name="P1">1. Player must collects 3 candies to win the round.</text:p>
      <text:p text:style-name="P1">2. Each player must place a wager to play ( min 1000 , max 5000).</text:p>
      <text:p text:style-name="P1">3. Player that runs out of sugar level (wager credit) will be eliminated from the game.</text:p>
      <text:p text:style-name="P1">4. All player only move in one direction ( clock-wise).</text:p>
      <text:p text:style-name="P1">5. Each dice roll will consume 100 from the sugar level.</text:p>
      <text:p text:style-name="P1">6. Winner of the round takes (wager amount + (current sugar level) * candy).</text:p>
      <text:p text:style-name="P1">7. Loser takes whatever is left in the sugar level.</text:p>
      <text:p text:style-name="P1">8. Chests ( contains candy) are placed at fixed position and will respawn after an interval.</text:p>
      <text:p text:style-name="P1">9. Short-cuts will be available at Level 2.</text:p>
      <text:p text:style-name="P1">10. Candy will be given to player randomly, sometimes the player may get the same candy he/she picked up before and that candy will be scratched out.</text:p>
      <text:p text:style-name="P1"/>
      <text:p text:style-name="P1">Power Ups</text:p>
      <text:p text:style-name="P1">1. Guarantee Candy ( when player pick-up a chest, if the player is left with one candy to win, that winning candy will be given to the player. If the player is left with 2 or more candy to win, the candy will be different from the one he/she picked up before).</text:p>
      <text:p text:style-name="P1">2. Candy Snatcher (This will flag the player with the ability to steal a candy from another that he/she went pass. The candy snatched will different from the one he/she picked up before).</text:p>
      <text:p text:style-name="P1">3. Glucose Pill (Free roll, will not consume Sugar level)</text:p>
      <text:p text:style-name="P1"/>
      <text:p text:style-name="P1">Penalty</text:p>
      <text:p text:style-name="P1">1. Witch Spell (land mine, when a player land on the tile it will teleport the player to a tile far away from chest).</text:p>
      <text:p text:style-name="P1">2. Frozen fingers (player <text:span text:style-name="T1">can't pick up a chest on the next roll).</text:span></text:p>
      <text:p text:style-name="P2">3. Broken dice or lost dice (player can only use one dice on the next roll).</text:p>
      <text:p text:style-name="P2"/>
      <text:p text:style-name="P2">Camera types</text:p>
      <text:p text:style-name="P2">1. High-level camera</text:p>
      <text:p text:style-name="P2">2. Tracks individual play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5:36:08.205000000</meta:creation-date>
    <dc:date>2014-08-27T15:59:10.888000000</dc:date>
    <meta:editing-duration>PT7M20S</meta:editing-duration>
    <meta:editing-cycles>1</meta:editing-cycles>
    <meta:document-statistic meta:table-count="0" meta:image-count="0" meta:object-count="0" meta:page-count="1" meta:paragraph-count="25" meta:word-count="316" meta:character-count="1665" meta:non-whitespace-character-count="1374"/>
    <meta:generator>LibreOffice/4.1.1.2$Windows_x86 LibreOffice_project/7e4286b58adc75a14f6d83f53a03b6c11fa2903</meta:generator>
  </office:meta>
</office:document-meta>
</file>